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19.5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9cm"/>
    </style:style>
    <style:style style:name="co7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15.332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4.792cm"/>
    </style:style>
    <style:style style:name="co11" style:family="table-column">
      <style:table-column-properties fo:break-before="auto" style:column-width="16.965cm"/>
    </style:style>
    <style:style style:name="co12" style:family="table-column">
      <style:table-column-properties fo:break-before="auto" style:column-width="12.25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94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font-name="Liberation Sans" style:font-name-asian="Droid Sans Fallback" style:font-name-complex="FreeSans" fo:hyphenate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10" style:family="table-cell" style:parent-style-name="Default">
      <style:table-cell-properties style:text-align-source="value-type" style:repeat-content="false" fo:wrap-option="wrap" style:vertical-align="top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ivel de Cla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Tipo de operação</text:p>
          </table:table-cell>
          <table:table-cell table:style-name="ce4" office:value-type="string" calcext:value-type="string">
            <text:p>Classe(s) de origem</text:p>
          </table:table-cell>
          <table:table-cell table:style-name="ce4" office:value-type="string" calcext:value-type="string">
            <text:p>Classe/Interface de desti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name Class</text:p>
          </table:table-cell>
          <table:table-cell office:value-type="string" calcext:value-type="string">
            <text:p>Modulo :OrientedB-cliente/</text:p>
            <text:p>Com.orientechnologies.orient.client.remote.OSBTreeColletionManageRemote.java</text:p>
          </table:table-cell>
          <table:table-cell table:style-name="ce6" office:value-type="string" calcext:value-type="string">
            <text:p>Modulo :OrientedB-cliente</text:p>
            <text:p>com.orientechnologies.orient.client.remote.OSBTreeColletionAdim.jav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name Class</text:p>
          </table:table-cell>
          <table:table-cell office:value-type="string" calcext:value-type="string">
            <text:p>Modulo :OrientedB-cliente/</text:p>
            <text:p>Com.orientechnologies.orient.client.remote.OSBTreeBonsaiRemote.java</text:p>
          </table:table-cell>
          <table:table-cell office:value-type="string" calcext:value-type="string">
            <text:p>Modulo : OrientedB-cliente</text:p>
            <text:p>Com.orientechnologies.orient.client.remote.OSBTreeRemote.jav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name Class</text:p>
          </table:table-cell>
          <table:table-cell office:value-type="string" calcext:value-type="string">
            <text:p>Modulo :OrientedB-cliente/</text:p>
            <text:p>Com.orientechnologies.orient.client.remote.OstorageRemote.java</text:p>
          </table:table-cell>
          <table:table-cell office:value-type="string" calcext:value-type="string">
            <text:p>Modulo : OrientedB-cliente</text:p>
            <text:p>Com.orientechnologies.orient.client.remote.OstorageRemote.jav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name Class</text:p>
          </table:table-cell>
          <table:table-cell office:value-type="string" calcext:value-type="string">
            <text:p>Modulo :OrientedB-cliente/</text:p>
            <text:p>Com.orientechnologies.orient.client.remote.OstorageRemoteAsynchEventListener.java</text:p>
          </table:table-cell>
          <table:table-cell office:value-type="string" calcext:value-type="string">
            <text:p>Modulo :OrientedB-cliente</text:p>
            <text:p>Com.orientechnologies.orient.client.remote.OstorageRemEventLis.jav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ame Class</text:p>
          </table:table-cell>
          <table:table-cell office:value-type="string" calcext:value-type="string">
            <text:p>Modulo :OrientedB-cliente/</text:p>
            <text:p>Com.orientechnologies.orient.client.remote.OstorageRemoteConfiguration.java</text:p>
          </table:table-cell>
          <table:table-cell office:value-type="string" calcext:value-type="string">
            <text:p>Modulo :OrientedB-cliente</text:p>
            <text:p>Com.orientechnologies.orient.client.remote.OstorageConfigRem.jav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xtract Class</text:p>
          </table:table-cell>
          <table:table-cell office:value-type="string" calcext:value-type="string">
            <text:p>Modulo :OrientedB-server/</text:p>
            <text:p>Com.orientechnologies.orient.server.Oserver</text:p>
          </table:table-cell>
          <table:table-cell office:value-type="string" calcext:value-type="string">
            <text:p>Modulo : OrientedB-server</text:p>
            <text:p>Com.orientechnologies.orient.server.OserverConfigDat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xtract Class</text:p>
          </table:table-cell>
          <table:table-cell office:value-type="string" calcext:value-type="string">
            <text:p>Modulo :OrientedB-server/ </text:p>
            <text:p>com.orientechnologies.orient.server.network.protocol.http.OhttpResponse</text:p>
          </table:table-cell>
          <table:table-cell table:style-name="ce6" office:value-type="string" calcext:value-type="string">
            <text:p>Modulo : OrientedB-server</text:p>
            <text:p>Com.orientechnologies.orient.server.network.protocol.http.OhttpResponseDat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xtract Class</text:p>
          </table:table-cell>
          <table:table-cell office:value-type="string" calcext:value-type="string">
            <text:p>Modulo : OrientedB-server/  </text:p>
            <text:p>com.orientechnologies.orient.server.network.protocol.http.command.post.OserverCommandPostUploadSingleFile.java</text:p>
          </table:table-cell>
          <table:table-cell office:value-type="string" calcext:value-type="string">
            <text:p>Modulo : OrientedB-server</text:p>
            <text:p>Com.orientechnologies.orient.server.network.protocol.http.command.post.OserverCommandDat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tract Class</text:p>
          </table:table-cell>
          <table:table-cell office:value-type="string" calcext:value-type="string">
            <text:p>Modulo : OrientedB-server/</text:p>
            <text:p>Com.orientechnologies.orient.server.plugin.OserverPluginManager</text:p>
          </table:table-cell>
          <table:table-cell office:value-type="string" calcext:value-type="string">
            <text:p>Modulo : OrientedB-server</text:p>
            <text:p>Com.orientechnologies.orient.server.plugin.OserverPluginManagerDat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xtract Class</text:p>
          </table:table-cell>
          <table:table-cell table:style-name="ce5" office:value-type="string" calcext:value-type="string">
            <text:p>Modulo : OrientedB-server/</text:p>
            <text:p>Com.orientechnologies.orient.server.plugin.mail.OmailPlugin.java</text:p>
          </table:table-cell>
          <table:table-cell office:value-type="string" calcext:value-type="string">
            <text:p>Modulo : OrientedB-server</text:p>
            <text:p>Com.orientechnologies.orient.server.plugin.mail.OmailPluginData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Extract Super class Class</text:p>
          </table:table-cell>
          <table:table-cell table:style-name="ce5" office:value-type="string" calcext:value-type="string">
            <text:p>Modulo: Orientdb-etl/ </text:p>
            <text:p>OJDBCExtractor- com.orientechnologies.orient.etl.extractor </text:p>
            <text:p>OETLStubRandomExtractor – com.orientechno Modulo</text:p>
            <text:p>Logies.orient.etl </text:p>
          </table:table-cell>
          <table:table-cell office:value-type="string" calcext:value-type="string">
            <text:p>Modulo : Orientdb-etl</text:p>
            <text:p>com.orientechnologies.orient.etl.extractor.OextractorSuper.jav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Interface</text:p>
          </table:table-cell>
          <table:table-cell office:value-type="string" calcext:value-type="string">
            <text:p>Modulo : Orientdb-jdbc/</text:p>
            <text:p>Com.orientechnologies.orient.jdbc.OrientBlob.java</text:p>
          </table:table-cell>
          <table:table-cell office:value-type="string" calcext:value-type="string">
            <text:p>Modulo : Orientdb-jdbc</text:p>
            <text:p>Com.orientechnologies.orient.jdbc.OrientBlobInterface</text:p>
          </table:table-cell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table:number-columns-repeated="3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table:number-columns-repeated="3"/>
        </table:table-row>
      </table:table>
      <table:table table:name="Nivel de Metodos" table:style-name="ta1">
        <table:table-column table:style-name="co5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row table:style-name="ro5">
          <table:table-cell office:value-type="string" calcext:value-type="string">
            <text:p>#</text:p>
          </table:table-cell>
          <table:table-cell table:style-name="ce8" office:value-type="string" calcext:value-type="string">
            <text:p>Tipo de operação</text:p>
          </table:table-cell>
          <table:table-cell table:style-name="ce8" office:value-type="string" calcext:value-type="string">
            <text:p>Classe(s) de origem</text:p>
          </table:table-cell>
          <table:table-cell table:style-name="ce8" office:value-type="string" calcext:value-type="string">
            <text:p>Classe/Interface de desti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name Method</text:p>
          </table:table-cell>
          <table:table-cell office:value-type="string" calcext:value-type="string">
            <text:p>Módulo: Orientdb-jdbc/</text:p>
            <text:p>Com.orientechnologies.orient.jdbc.OrientDataCode.java </text:p>
            <text:p>Metodo: OrientDataSource</text:p>
          </table:table-cell>
          <table:table-cell office:value-type="string" calcext:value-type="string">
            <text:p>Módulo: Orientdb-jdbc/com.orientechnologies.orient.jdbc.OrientDataCode.java </text:p>
            <text:p>Método : OrientDataCod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name Method</text:p>
          </table:table-cell>
          <table:table-cell office:value-type="string" calcext:value-type="string">
            <text:p>Módulo:Orientdb-client/</text:p>
            <text:p>Com.orientechnologies.orient.client.db.OrientDataCode.java</text:p>
            <text:p>Metodo: releaseDataBase</text:p>
          </table:table-cell>
          <table:table-cell office:value-type="string" calcext:value-type="string">
            <text:p>Módulo:  Orientdb-client/com.orientechnologies.orient.client.db.<text:span text:style-name="T1">OrientDataCode.java</text:span></text:p>
            <text:p> Metodo: releaseDb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name Method</text:p>
          </table:table-cell>
          <table:table-cell office:value-type="string" calcext:value-type="string">
            <text:p>Módulo:Orientdb-client/</text:p>
            <text:p>Com.orientechnologies.orient.client.db. OrientDataCode.java</text:p>
            <text:p>Metodo: freezeDatabase</text:p>
          </table:table-cell>
          <table:table-cell office:value-type="string" calcext:value-type="string">
            <text:p>Módulo: Orientdb-client/com.orientechnologies.orient.client.db. </text:p>
            <text:p>Metodo: freezeD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name Method</text:p>
          </table:table-cell>
          <table:table-cell office:value-type="string" calcext:value-type="string">
            <text:p>Módulo: Orientdb-client/</text:p>
            <text:p>Com.orientechnologies.orient.client.db.OrientDataCode.java</text:p>
            <text:p>Metodo:existsDatabase</text:p>
          </table:table-cell>
          <table:table-cell office:value-type="string" calcext:value-type="string">
            <text:p>Módulo: Orientdb-client/</text:p>
            <text:p>Com.orientechnologies.orient.client.db.</text:p>
            <text:p>Metodo:existsDB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ame Method</text:p>
          </table:table-cell>
          <table:table-cell office:value-type="string" calcext:value-type="string">
            <text:p>Módulo: Orientdb-client/</text:p>
            <text:p>Com.orientechnologies.orient.client.db.OrientDataCode.java</text:p>
            <text:p>Metodo: dropDatabase</text:p>
          </table:table-cell>
          <table:table-cell office:value-type="string" calcext:value-type="string">
            <text:p>Módulo: Orientdb-client/</text:p>
            <text:p>com.orientechnologies.orient.client.db. </text:p>
            <text:p>Metodo:dropDB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sh up Mentodo</text:p>
          </table:table-cell>
          <table:table-cell office:value-type="string" calcext:value-type="string">
            <text:p>Módulo: Orientdb-client/</text:p>
            <text:p>Com.orientechnologies.orient.client.remote.OstorageRemEventLis.java  </text:p>
            <text:p>Metodo: getStorage</text:p>
          </table:table-cell>
          <table:table-cell office:value-type="string" calcext:value-type="string">
            <text:p>Módulo:  Orientdb-client/</text:p>
            <text:p>Com.orientechonologies.orient.enterprise.chamennel.binary.OremoteServerEventListene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sh up Metodo</text:p>
          </table:table-cell>
          <table:table-cell office:value-type="string" calcext:value-type="string">
            <text:p>Módulo: Orientdb-graphdb/</text:p>
            <text:p>Com.orientechnologies.orient.graph.handler.OgraphServerHandler.java  </text:p>
            <text:p>Metodo: getname()</text:p>
          </table:table-cell>
          <table:table-cell office:value-type="string" calcext:value-type="string">
            <text:p>Módulo:  Orientdb-client/</text:p>
            <text:p>Com.orientechonologies.orient.core.command.script.Oscriptlnjection</text:p>
          </table:table-cell>
        </table:table-row>
      </table:table>
      <table:table table:name="Nivel de atributos" table:style-name="ta1">
        <table:table-column table:style-name="co9" table:default-cell-style-name="ce10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row table:style-name="ro5">
          <table:table-cell table:style-name="ce9" office:value-type="string" calcext:value-type="string">
            <text:p>#</text:p>
          </table:table-cell>
          <table:table-cell table:style-name="ce11" office:value-type="string" calcext:value-type="string">
            <text:p>Tipo de operação</text:p>
          </table:table-cell>
          <table:table-cell table:style-name="ce11" office:value-type="string" calcext:value-type="string">
            <text:p>Classe(s) de origem</text:p>
          </table:table-cell>
          <table:table-cell table:style-name="ce11" office:value-type="string" calcext:value-type="string">
            <text:p>Classe/Interface de destino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ll up field</text:p>
          </table:table-cell>
          <table:table-cell office:value-type="string" calcext:value-type="string">
            <text:p>Módulo: Orientdb-client/</text:p>
            <text:p>Com.orientechnologies.orient.client.remote.OengineRemote .java</text:p>
            <text:p>Atributo: NAME </text:p>
          </table:table-cell>
          <table:table-cell office:value-type="string" calcext:value-type="string">
            <text:p>Módulo:Orientdb-client/</text:p>
            <text:p>Com.orientechnologies.orient.core.engine.OengineAbstrat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ull up field</text:p>
          </table:table-cell>
          <table:table-cell office:value-type="string" calcext:value-type="string">
            <text:p>Módulo: Orientdb-client/com.orientechnologies.orient.client.remote.OstorageConfigRem.java</text:p>
            <text:p>Atributo: networkRecordSerializer</text:p>
          </table:table-cell>
          <table:table-cell office:value-type="string" calcext:value-type="string">
            <text:p>Módulo:Orientdb-client/</text:p>
            <text:p>Com.orientechnologies.orient.core.config.OstorageConfigur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ll up field</text:p>
          </table:table-cell>
          <table:table-cell office:value-type="string" calcext:value-type="string">
            <text:p>Módulo: Orientdb-etl/</text:p>
            <text:p>Com.orientechnologies.orient.etl.source.OfileSource.java</text:p>
            <text:p>Atributo: input</text:p>
          </table:table-cell>
          <table:table-cell office:value-type="string" calcext:value-type="string">
            <text:p>Módulo:Orientdb-etl/ com.orientechnologies.orient.etl.source.OabstractSou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5:24:28.2842778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3:46:25.539865946</meta:creation-date>
    <dc:date>2016-04-18T19:08:55.113939296</dc:date>
    <meta:editing-duration>PT8H16M4S</meta:editing-duration>
    <meta:editing-cycles>50</meta:editing-cycles>
    <meta:generator>LibreOffice/4.2.8.2$Linux_X86_64 LibreOffice_project/420m0$Build-2</meta:generator>
    <meta:document-statistic meta:table-count="3" meta:cell-count="106" meta:object-count="0"/>
  </office:meta>
</office:document-meta>
</file>